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6" style:family="table">
      <style:table-properties style:width="14.76cm" table:align="center" style:writing-mode="lr-tb"/>
    </style:style>
    <style:style style:name="Table36.A" style:family="table-column">
      <style:table-column-properties style:column-width="8.722cm"/>
    </style:style>
    <style:style style:name="Table36.B" style:family="table-column">
      <style:table-column-properties style:column-width="6.038cm"/>
    </style:style>
    <style:style style:name="Table36.1" style:family="table-row">
      <style:table-row-properties style:min-row-height="0.714cm" fo:keep-together="auto"/>
    </style:style>
    <style:style style:name="Table3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6.2" style:family="table-row">
      <style:table-row-properties fo:keep-together="auto"/>
    </style:style>
    <style:style style:name="Table36.3" style:family="table-row">
      <style:table-row-properties fo:keep-together="auto"/>
    </style:style>
    <style:style style:name="Table36.4" style:family="table-row">
      <style:table-row-properties fo:keep-together="auto"/>
    </style:style>
    <style:style style:name="Table36.5" style:family="table-row">
      <style:table-row-properties fo:keep-together="auto"/>
    </style:style>
    <style:style style:name="Table37" style:family="table">
      <style:table-properties style:width="14.785cm" fo:margin-left="1.095cm" table:align="left" style:writing-mode="lr-tb"/>
    </style:style>
    <style:style style:name="Table37.A" style:family="table-column">
      <style:table-column-properties style:column-width="6.403cm"/>
    </style:style>
    <style:style style:name="Table37.B" style:family="table-column">
      <style:table-column-properties style:column-width="8.382cm"/>
    </style:style>
    <style:style style:name="Table37.1" style:family="table-row">
      <style:table-row-properties style:min-row-height="0.591cm" fo:keep-together="auto"/>
    </style:style>
    <style:style style:name="Table3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7.3" style:family="table-row">
      <style:table-row-properties fo:keep-together="auto"/>
    </style:style>
    <style:style style:name="Table37.4" style:family="table-row">
      <style:table-row-properties fo:keep-together="auto"/>
    </style:style>
    <style:style style:name="Table37.A4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7.B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7.5" style:family="table-row">
      <style:table-row-properties fo:keep-together="auto"/>
    </style:style>
    <style:style style:name="Table37.6" style:family="table-row">
      <style:table-row-properties fo:keep-together="auto"/>
    </style:style>
    <style:style style:name="Table37.7" style:family="table-row">
      <style:table-row-properties fo:keep-together="auto"/>
    </style:style>
    <style:style style:name="Table37.8" style:family="table-row">
      <style:table-row-properties fo:keep-together="auto"/>
    </style:style>
    <style:style style:name="Table37.9" style:family="table-row">
      <style:table-row-properties fo:keep-together="auto"/>
    </style:style>
    <style:style style:name="Table37.10" style:family="table-row">
      <style:table-row-properties fo:keep-together="auto"/>
    </style:style>
    <style:style style:name="Table37.11" style:family="table-row">
      <style:table-row-properties fo:keep-together="auto"/>
    </style:style>
    <style:style style:name="Table37.12" style:family="table-row">
      <style:table-row-properties fo:keep-together="auto"/>
    </style:style>
    <style:style style:name="Table37.13" style:family="table-row">
      <style:table-row-properties fo:keep-together="auto"/>
    </style:style>
    <style:style style:name="Table37.14" style:family="table-row">
      <style:table-row-properties fo:keep-together="auto"/>
    </style:style>
    <style:style style:name="Table38" style:family="table">
      <style:table-properties style:width="14.76cm" table:align="center" style:writing-mode="lr-tb"/>
    </style:style>
    <style:style style:name="Table38.A" style:family="table-column">
      <style:table-column-properties style:column-width="14.76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9" style:family="table">
      <style:table-properties style:width="14.76cm" table:align="center" style:writing-mode="lr-tb"/>
    </style:style>
    <style:style style:name="Table39.A" style:family="table-column">
      <style:table-column-properties style:column-width="14.76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0" style:family="table">
      <style:table-properties style:width="14.76cm" table:align="center" style:writing-mode="lr-tb"/>
    </style:style>
    <style:style style:name="Table40.A" style:family="table-column">
      <style:table-column-properties style:column-width="14.76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40.2" style:family="table-row">
      <style:table-row-properties style:min-row-height="0.288cm" fo:keep-together="auto"/>
    </style:style>
    <style:style style:name="Table40.A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style:snap-to-layout-grid="false"/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arial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color="#000000" style:font-name="arial" fo:font-size="12pt" style:font-size-asian="12pt" style:font-size-complex="12pt"/>
    </style:style>
    <style:style style:name="P6" style:family="paragraph" style:parent-style-name="Standard">
      <style:paragraph-properties style:snap-to-layout-grid="false"/>
      <style:text-properties fo:color="#000000" style:font-name="arial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</style:style>
    <style:style style:name="P9" style:family="paragraph" style:parent-style-name="Standard">
      <style:paragraph-properties fo:margin-top="0.3cm" fo:margin-bottom="0.3cm" fo:background-color="transparent">
        <style:tab-stops/>
        <style:background-image/>
      </style:paragraph-properties>
      <style:text-properties fo:color="#000000" style:font-name="arial"/>
    </style:style>
    <style:style style:name="P10" style:family="paragraph" style:parent-style-name="Standard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1" style:family="paragraph" style:parent-style-name="UC_5f_NormalAzul">
      <style:paragraph-properties style:snap-to-layout-grid="false"/>
      <style:text-properties fo:color="#000000" style:font-name="arial" fo:font-size="12pt" fo:font-weight="bold" style:font-size-asian="12pt" style:font-weight-asian="bold" style:font-size-complex="12pt"/>
    </style:style>
    <style:style style:name="P12" style:family="paragraph" style:parent-style-name="Table_20_Contents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 style:list-style-name="WW8Num8">
      <style:paragraph-properties fo:orphans="2" fo:widows="2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Table_20_Contents" style:list-style-name="WW8Num8">
      <style:paragraph-properties fo:orphans="2" fo:widows="2" style:snap-to-layout-grid="false" style:writing-mode="lr-tb">
        <style:tab-stops>
          <style:tab-stop style:position="0.953cm"/>
        </style:tab-stops>
      </style:paragraph-properties>
      <style:text-properties fo:color="#000000" style:font-name="arial" fo:font-size="12pt" fo:language="es" fo:country="ES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 style:snap-to-layout-grid="false"/>
      <style:text-properties fo:color="#000000" style:font-name="arial" fo:font-size="12pt" style:font-size-asian="12pt" style:font-size-complex="12pt"/>
    </style:style>
    <style:style style:name="P16" style:family="paragraph" style:parent-style-name="Standard" style:list-style-name="WW8Num8">
      <style:paragraph-properties fo:margin-left="0.951cm" fo:margin-right="0cm" fo:text-indent="0cm" style:auto-text-indent="false">
        <style:tab-stops>
          <style:tab-stop style:position="1.663cm"/>
        </style:tab-stops>
      </style:paragraph-properties>
      <style:text-properties fo:color="#000000" style:font-name="arial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normal" fo:background-color="transparent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UC_5f_NormalAzul_20_Car"><text:span text:style-name="T4">Modificar Item</text:span></text:span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4">Nombre del Caso de Uso: <text:span text:style-name="T5">Modificar Ítem.</text:span></text:p>
          </table:table-cell>
          <table:table-cell table:style-name="Table36.B1" office:value-type="string">
            <text:p text:style-name="P6"><text:span text:style-name="T7">Nro. de Caso de Uso:</text:span> <text:span text:style-name="T8">CU 63</text:span></text:p>
          </table:table-cell>
        </table:table-row>
        <table:table-row table:style-name="Table36.2">
          <table:table-cell table:style-name="Table36.B1" table:number-columns-spanned="2" office:value-type="string">
            <text:p text:style-name="P6"><text:span text:style-name="T7">Actor Principal:</text:span><text:span text:style-name="T6"> Miembro del Proyecto.</text:span></text:p>
          </table:table-cell>
          <table:covered-table-cell/>
        </table:table-row>
        <table:table-row table:style-name="Table36.3">
          <table:table-cell table:style-name="Table36.B1" table:number-columns-spanned="2" office:value-type="string">
            <text:p text:style-name="P6"><text:span text:style-name="T7">Objetivo:</text:span> Permite registrar cambios a un ítem de un proyecto.</text:p>
          </table:table-cell>
          <table:covered-table-cell/>
        </table:table-row>
        <table:table-row table:style-name="Table36.4">
          <table:table-cell table:style-name="Table36.B1" table:number-columns-spanned="2" office:value-type="string">
            <text:p text:style-name="P4">Pre-Condiciones:</text:p>
            <text:p text:style-name="P2">1 – El Miembro del Proyecto debe estar registrado en el sistema.</text:p>
            <text:p text:style-name="P2">2 – El Miembro del Proyecto debe haber iniciado sesión en el sistema.</text:p>
            <text:p text:style-name="P2">3 – El Miembro del Proyecto tiene permiso de acceso al proyecto.</text:p>
            <text:p text:style-name="P2">4 – Miembro del Proyecto posee el rol correspondiente en el proyecto.</text:p>
            <text:p text:style-name="P2">5 – El proyecto debe haber iniciado.</text:p>
            <text:p text:style-name="P2">6 – El ítem esta registrado en el sistema.</text:p>
            <text:p text:style-name="P2"><text:span text:style-name="T9">7 – El ítem se encuentra en un estado válido ya sea: </text:span><text:span text:style-name="Default_20_Paragraph_20_Font"><text:span text:style-name="T9">Abierto, En proceso, Aprobado, Revisión, Rechazado, Eliminado, Resuelto.</text:span></text:span></text:p>
            <text:p text:style-name="P2"><text:span text:style-name="Default_20_Paragraph_20_Font"><text:span text:style-name="T9">8- <text:s/>El ítem no debe formar parte de una Línea Base.</text:span></text:span></text:p>
          </table:table-cell>
          <table:covered-table-cell/>
        </table:table-row>
        <table:table-row table:style-name="Table36.5">
          <table:table-cell table:style-name="Table36.B1" table:number-columns-spanned="2" office:value-type="string">
            <text:p text:style-name="P4">Post-Condiciones:</text:p>
            <text:p text:style-name="P6"><text:span text:style-name="T6">1 – </text:span>Se registra las modificaciones de un ítem de un proyecto.</text:p>
          </table:table-cell>
          <table:covered-table-cell/>
        </table:table-row>
      </table:table>
      <text:p text:style-name="P3"/>
      <text:p text:style-name="P5"><text:span text:style-name="T7">Diagramas de casos de uso relacionados: </text:span><text:span text:style-name="T6">Diagrama del Caso de Uso del Módulo de Desarrollo.</text:span></text:p>
      <text:p text:style-name="P3"/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11">CURSO NORMAL (Camino Exitoso) 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4">Usuario</text:p>
          </table:table-cell>
          <table:table-cell table:style-name="Table37.A1" office:value-type="string">
            <text:p text:style-name="P4">Sistema</text:p>
          </table:table-cell>
        </table:table-row>
        <table:table-row table:style-name="Table37.3">
          <table:table-cell table:style-name="Table37.A2" office:value-type="string">
            <text:p text:style-name="P6">1<text:span text:style-name="T6"> – </text:span>Selecciona el menú <text:span text:style-name="T6">“</text:span><text:span text:style-name="T2">Administración de ítem”.</text:span></text:p>
          </table:table-cell>
          <table:table-cell table:style-name="Table37.A1" office:value-type="string">
            <text:p text:style-name="P10">2<text:span text:style-name="T6"> – </text:span>Despliega el menú correspondiente a opciones sobre ítems.</text:p>
          </table:table-cell>
        </table:table-row>
        <table:table-row table:style-name="Table37.4">
          <table:table-cell table:style-name="Table37.A4" office:value-type="string">
            <text:p text:style-name="P6">3<text:span text:style-name="T6"> – </text:span>Selecciona <text:span text:style-name="T6">“Modificar”</text:span>.</text:p>
          </table:table-cell>
          <table:table-cell table:style-name="Table37.B4" office:value-type="string">
            <text:p text:style-name="P10">4<text:span text:style-name="T6"> – </text:span>Verifica si la fase está en estado activo.</text:p>
          </table:table-cell>
        </table:table-row>
        <table:table-row table:style-name="Table37.5">
          <table:table-cell table:style-name="Table37.A4" office:value-type="string">
            <text:p text:style-name="P6"/>
          </table:table-cell>
          <table:table-cell table:style-name="Table37.B4" office:value-type="string">
            <text:p text:style-name="P10">5<text:span text:style-name="T6"> – </text:span>Despliega todos los ítems pertenecientes a la fase.</text:p>
          </table:table-cell>
        </table:table-row>
        <table:table-row table:style-name="Table37.6">
          <table:table-cell table:style-name="Table37.A4" office:value-type="string">
            <text:p text:style-name="P6">6<text:span text:style-name="T6"> – </text:span>Selecciona el ítem a modificar.</text:p>
          </table:table-cell>
          <table:table-cell table:style-name="Table37.B4" office:value-type="string">
            <text:list xml:id="list5534537262" text:style-name="L1">
              <text:list-header>
                <text:p text:style-name="P15">7<text:span text:style-name="T6"> – Verifica que el item seleccionado <text:s/>no forme parte de una Linea base de ser asi, d</text:span>espliega los datos del ítem.</text:p>
              </text:list-header>
            </text:list>
          </table:table-cell>
        </table:table-row>
        <table:table-row table:style-name="Table37.7">
          <table:table-cell table:style-name="Table37.A4" office:value-type="string">
            <text:p text:style-name="P6">8<text:span text:style-name="T6"> – </text:span>Modifica la descripción, la complejidad, prioridad.</text:p>
          </table:table-cell>
          <table:table-cell table:style-name="Table37.B4" office:value-type="string">
            <text:p text:style-name="P10"/>
          </table:table-cell>
        </table:table-row>
        <table:table-row table:style-name="Table37.8">
          <table:table-cell table:style-name="Table37.A4" office:value-type="string">
            <text:p text:style-name="P6">9<text:span text:style-name="T6"> – </text:span>Modifica las observaciones y el archivo adjunto (opcional) al ítem.</text:p>
          </table:table-cell>
          <table:table-cell table:style-name="Table37.B4" office:value-type="string">
            <text:p text:style-name="P10"/>
          </table:table-cell>
        </table:table-row>
        <table:table-row table:style-name="Table37.9">
          <table:table-cell table:style-name="Table37.A4" office:value-type="string">
            <text:p text:style-name="P6">10<text:span text:style-name="T6"> – </text:span>Modifica los datos para los atributos específicos de ese tipo de ítem.</text:p>
          </table:table-cell>
          <table:table-cell table:style-name="Table37.B4" office:value-type="string">
            <text:p text:style-name="P10"/>
          </table:table-cell>
        </table:table-row>
        <table:table-row table:style-name="Table37.10">
          <table:table-cell table:style-name="Table37.A4" office:value-type="string">
            <text:p text:style-name="P6">11<text:span text:style-name="T6"> – </text:span>Selecciona “<text:span text:style-name="T6">Guardar”</text:span>.</text:p>
          </table:table-cell>
          <table:table-cell table:style-name="Table37.B4" office:value-type="string">
            <text:p text:style-name="P10">12<text:span text:style-name="T6"> – </text:span>El sistema verifica que los cambios sean correctos.</text:p>
          </table:table-cell>
        </table:table-row>
        <table:table-row table:style-name="Table37.11">
          <table:table-cell table:style-name="Table37.A4" office:value-type="string">
            <text:p text:style-name="P6"/>
          </table:table-cell>
          <table:table-cell table:style-name="Table37.B4" office:value-type="string">
            <text:p text:style-name="P10">13<text:span text:style-name="T6"> – </text:span>Verifica los ítems relacionados (ancestros) con el ítem modificado y cambia el estado de esos ítems al estado de revisión.</text:p>
          </table:table-cell>
        </table:table-row>
        <table:table-row table:style-name="Table37.12">
          <table:table-cell table:style-name="Table37.A4" office:value-type="string">
            <text:p text:style-name="P6"/>
          </table:table-cell>
          <table:table-cell table:style-name="Table37.B4" office:value-type="string">
            <text:p text:style-name="P10">14<text:span text:style-name="T6"> – </text:span>Asigna una nueva versión al ítem.</text:p>
          </table:table-cell>
        </table:table-row>
        <table:table-row table:style-name="Table37.13">
          <table:table-cell table:style-name="Table37.A4" office:value-type="string">
            <text:p text:style-name="P6"/>
          </table:table-cell>
          <table:table-cell table:style-name="Table37.B4" office:value-type="string">
            <text:p text:style-name="P10">15 <text:span text:style-name="T6">– </text:span>Se almacena la versión anterior del ítem en el historial del ítem.</text:p>
          </table:table-cell>
        </table:table-row>
        <text:soft-page-break/>
        <table:table-row table:style-name="Table37.14">
          <table:table-cell table:style-name="Table37.A4" office:value-type="string">
            <text:p text:style-name="P6"/>
          </table:table-cell>
          <table:table-cell table:style-name="Table37.B4" office:value-type="string">
            <text:p text:style-name="P10">16<text:span text:style-name="T6"> – </text:span>Guarda las modificaciones realizadas al ítem y emite un mensaje de Exito.</text:p>
          </table:table-cell>
        </table:table-row>
      </table:table>
      <text:p text:style-name="P7"/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4">ALTERNATIVAS (Camino exitoso)</text:p>
          </table:table-cell>
        </table:table-row>
        <table:table-row table:style-name="Table38.1">
          <table:table-cell table:style-name="Table38.A1" office:value-type="string">
            <text:list xml:id="list5534537261" text:style-name="WW8Num8">
              <text:list-header>
                <text:p text:style-name="P13"/>
                <text:p text:style-name="P13">A1. Cancelar.</text:p>
                <text:p text:style-name="P16">Luego del paso 6 y antes del paso 11 el usuario puede cancelar los cambios realizados.</text:p>
                <text:p text:style-name="P16"/>
                <text:p text:style-name="P13">A2. Al Seleccionar un Item. </text:p>
                <text:p text:style-name="P16">Si el ítem se encuentra en una Línea Base.</text:p>
                <text:p text:style-name="P16">El sistema cambiará el estado de la Línea Base, de Activo a Liberado. </text:p>
                <text:p text:style-name="P16"/>
              </text:list-header>
            </text:list>
          </table:table-cell>
        </table:table-row>
      </table:table>
      <text:p text:style-name="P5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4">EXCEPCIONES</text:p>
          </table:table-cell>
        </table:table-row>
        <table:table-row table:style-name="Table39.1">
          <table:table-cell table:style-name="Table39.A1" office:value-type="string">
            <text:list xml:id="list1521213154" text:continue-numbering="true" text:style-name="WW8Num8">
              <text:list-header>
                <text:p text:style-name="P12"/>
                <text:p text:style-name="P12">E1. Campos no válidos.</text:p>
                <text:p text:style-name="P16"><text:span text:style-name="T8">E1.1 </text:span>El sistema detecta que los datos introducidos al modificar el ítem no son validos.</text:p>
                <text:p text:style-name="P16"><text:span text:style-name="T8">E1.2 </text:span>El sistema detecta que ya existe otro ítem con el mismo nombre.</text:p>
                <text:p text:style-name="P14"/>
                <text:p text:style-name="P14">E2. Servidor Web no disponible.</text:p>
                <text:p text:style-name="P16"><text:span text:style-name="T8">E2.1</text:span> Falla de comunicación con el servidor Web o la base de datos.</text:p>
                <text:p text:style-name="P16"/>
              </text:list-header>
            </text:list>
          </table:table-cell>
        </table:table-row>
      </table:table>
      <text:p text:style-name="P5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6">Asociaciones de Extensión: <text:span text:style-name="T6">Administrar ítems.</text:span></text:p>
          </table:table-cell>
        </table:table-row>
        <table:table-row table:style-name="Table40.2">
          <table:table-cell table:style-name="Table40.A1" office:value-type="string">
            <text:p text:style-name="P6">Asociaciones de Inclusión: </text:p>
          </table:table-cell>
        </table:table-row>
        <table:table-row table:style-name="Table40.1">
          <table:table-cell table:style-name="Table40.A1" office:value-type="string">
            <text:p text:style-name="P6">Casos de Uso donde se incluye: </text:p>
          </table:table-cell>
        </table:table-row>
        <table:table-row table:style-name="Table40.1">
          <table:table-cell table:style-name="Table40.A1" office:value-type="string">
            <text:p text:style-name="P6">Casos de Uso al que extiende: <text:span text:style-name="T6">Administrar ítems, Consultar Item</text:span></text:p>
          </table:table-cell>
        </table:table-row>
        <table:table-row table:style-name="Table40.1">
          <table:table-cell table:style-name="Table40.A1" office:value-type="string">
            <text:p text:style-name="P6">Caso de Uso de Generalización: </text:p>
          </table:table-cell>
        </table:table-row>
        <table:table-row table:style-name="Table40.1">
          <table:table-cell table:style-name="Table40.A6" office:value-type="string">
            <text:p text:style-name="P6">Requerimientos Funcionales Asociados: RF247 al RF-255.</text:p>
          </table:table-cell>
        </table:table-row>
      </table:table>
      <text:p text:style-name="P9"><text:toc-mark text:string-value=" " text:outline-level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>
      <style:text-properties fo:font-weight="bold" style:font-weight-asian="bold" style:font-weight-complex="bold"/>
    </style:style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Default_20_Paragraph_20_Font" style:display-name="Default Paragraph Font" style:family="text"/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quel </meta:initial-creator>
    <meta:creation-date>2013-03-17T20:43:58</meta:creation-date>
    <dc:date>2013-03-22T23:58:59</dc:date>
    <meta:editing-duration>PT14S</meta:editing-duration>
    <meta:editing-cycles>9</meta:editing-cycles>
    <meta:generator>LibreOffice/3.5$Linux_x86 LibreOffice_project/350m1$Build-2</meta:generator>
    <dc:creator>elena </dc:creator>
    <meta:document-statistic meta:table-count="5" meta:image-count="0" meta:object-count="0" meta:page-count="2" meta:paragraph-count="56" meta:word-count="484" meta:character-count="2798" meta:non-whitespace-character-count="2361"/>
  </office:meta>
</office:document-meta>
</file>